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gzsqknKt7jaX09ERvTcwuwYpY8sDHq0Wk2Gx<text:line-break/><text:line-break/><text:line-break/>+--[ED25519 256]--+</text:p>
      <text:p text:style-name="Standard">| <text:s text:c="16"/>|</text:p>
      <text:p text:style-name="Standard">| <text:s text:c="16"/>|</text:p>
      <text:p text:style-name="Standard">|. <text:s text:c="15"/>|</text:p>
      <text:p text:style-name="Standard">|... <text:s text:c="7"/>. <text:s text:c="4"/>|</text:p>
      <text:p text:style-name="Standard">| ... <text:s/>EoS..o. <text:s text:c="3"/>|</text:p>
      <text:p text:style-name="Standard">|...oo.. +...o <text:s text:c="3"/>|</text:p>
      <text:p text:style-name="Standard">|..=+* .o + ... <text:s text:c="2"/>|</text:p>
      <text:p text:style-name="Standard">|o+o*.*.o=oB <text:s/>.. <text:s/>|</text:p>
      <text:p text:style-name="Standard">|+=B=o.+.+*.o <text:s/>.. |</text:p>
      <text:p text:style-name="Standard">+----[SHA256]-----+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EclipseSpark </meta:initial-creator>
    <meta:creation-date>2011-11-28T23:36:19</meta:creation-date>
    <meta:generator>LibreOffice/25.2.3.2$Linux_X86_64 LibreOffice_project/520$Build-2</meta:generator>
    <dc:date>2025-11-05T15:01:02.330241873</dc:date>
    <meta:editing-duration>PT12S</meta:editing-duration>
    <meta:editing-cycles>2</meta:editing-cycles>
    <meta:document-statistic meta:table-count="0" meta:image-count="0" meta:object-count="0" meta:page-count="1" meta:paragraph-count="11" meta:word-count="35" meta:character-count="252" meta:non-whitespace-character-count="160"/>
  </office:meta>
</office:document-meta>
</file>